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[.$D4]" style:apply-style-name="ConditionalStyle_5f_1" style:base-cell-address="Tabellenblatt1.C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lendar Name</text:p>
          </table:table-cell>
          <table:table-cell table:style-name="ce2" office:value-type="string" calcext:value-type="string">
            <text:p>Allgeme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axim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entName1</text:p>
          </table:table-cell>
          <table:table-cell table:style-name="ce3" office:value-type="date" office:date-value="2020-01-16" calcext:value-type="date">
            <text:p>16.01.2020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entName2</text:p>
          </table:table-cell>
          <table:table-cell table:style-name="ce3" office:value-type="date" office:date-value="2019-11-24" calcext:value-type="date">
            <text:p>24.11.201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nblatt1.C4:Tabellenblatt1.C5">
            <calcext:condition calcext:apply-style-name="ConditionalStyle_1" calcext:value="&gt;[.$D4]" calcext:base-cell-address="Tabellenblatt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0:56:39.136977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8T10:57:20.473281426</dc:date>
    <meta:editing-duration>PT41S</meta:editing-duration>
    <meta:editing-cycles>1</meta:editing-cycles>
    <meta:document-statistic meta:table-count="1" meta:cell-count="14" meta:object-count="0"/>
  </office:meta>
</office:document-meta>
</file>